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qui está um diagrama de classe simplificado para a plataforma web que você descreveu:</text:p>
      <text:p text:style-name="Standard"/>
      <text:p text:style-name="Standard">```plaintext</text:p>
      <text:p text:style-name="Standard">----------------------------------------</text:p>
      <text:p text:style-name="Standard">| <text:s text:c="9"/>PlataformaWeb <text:s text:c="14"/>|</text:p>
      <text:p text:style-name="Standard">----------------------------------------</text:p>
      <text:p text:style-name="Standard">| + login(usuario: Usuario): boolean |</text:p>
      <text:p text:style-name="Standard">----------------------------------------</text:p>
      <text:p text:style-name="Standard"/>
      <text:p text:style-name="Standard">--------------------</text:p>
      <text:p text:style-name="Standard">| <text:s text:c="5"/>Usuario <text:s text:c="4"/>|</text:p>
      <text:p text:style-name="Standard">--------------------</text:p>
      <text:p text:style-name="Standard">| - id: int <text:s text:c="7"/>|</text:p>
      <text:p text:style-name="Standard">| - nome: string <text:s text:c="2"/>|</text:p>
      <text:p text:style-name="Standard">| - email: string <text:s/>|</text:p>
      <text:p text:style-name="Standard">| - senha: string <text:s/>|</text:p>
      <text:p text:style-name="Standard">| + login(): boolean |</text:p>
      <text:p text:style-name="Standard">| + alterarPerfil()|</text:p>
      <text:p text:style-name="Standard">| + editarFiltrosDeExibicao() |</text:p>
      <text:p text:style-name="Standard">| + visualizarDashboard() |</text:p>
      <text:p text:style-name="Standard">--------------------</text:p>
      <text:p text:style-name="Standard"/>
      <text:p text:style-name="Standard">--------------------</text:p>
      <text:p text:style-name="Standard">| <text:s text:c="4"/>Empresa <text:s text:c="5"/>|</text:p>
      <text:p text:style-name="Standard">--------------------</text:p>
      <text:p text:style-name="Standard">| - cnpj: string <text:s text:c="2"/>|</text:p>
      <text:p text:style-name="Standard">| - lixeiras: Lixeira[] |</text:p>
      <text:p text:style-name="Standard">| + adicionarLixeira(lixeira: Lixeira) |</text:p>
      <text:p text:style-name="Standard">| + removerLixeira(lixeira: Lixeira) |</text:p>
      <text:p text:style-name="Standard">| + editarLixeira(lixeira: Lixeira) |</text:p>
      <text:p text:style-name="Standard">| + listarLixeiras(): Lixeira[] |</text:p>
      <text:p text:style-name="Standard">| + editarEmpresa() |</text:p>
      <text:p text:style-name="Standard">| + visualizarDashboard() |</text:p>
      <text:p text:style-name="Standard">--------------------</text:p>
      <text:p text:style-name="Standard"/>
      <text:p text:style-name="Standard">--------------------</text:p>
      <text:p text:style-name="Standard">| Administrador <text:s text:c="2"/>|</text:p>
      <text:p text:style-name="Standard">--------------------</text:p>
      <text:p text:style-name="Standard">| + adicionarLixeira(lixeira: Lixeira) |</text:p>
      <text:p text:style-name="Standard">| + removerLixeira(lixeira: Lixeira) |</text:p>
      <text:p text:style-name="Standard">| + editarLixeira(lixeira: Lixeira) |</text:p>
      <text:p text:style-name="Standard">| + listarLixeiras(): Lixeira[] |</text:p>
      <text:p text:style-name="Standard">| + editarEmpresa(empresa: Empresa) |</text:p>
      <text:p text:style-name="Standard">| + removerEmpresa(empresa: Empresa) |</text:p>
      <text:p text:style-name="Standard">--------------------</text:p>
      <text:p text:style-name="Standard"/>
      <text:p text:style-name="Standard">--------------------</text:p>
      <text:p text:style-name="Standard">| <text:s text:c="4"/>Lixeira <text:s text:c="5"/>|</text:p>
      <text:p text:style-name="Standard">--------------------</text:p>
      <text:p text:style-name="Standard"><text:soft-page-break/>| - id: int <text:s text:c="7"/>|</text:p>
      <text:p text:style-name="Standard">| - localizacao: string |</text:p>
      <text:p text:style-name="Standard">| - sensorVolume: boolean |</text:p>
      <text:p text:style-name="Standard">| - sensorPeso: boolean |</text:p>
      <text:p text:style-name="Standard">| + informarCheia() |</text:p>
      <text:p text:style-name="Standard">| + informarPeso() |</text:p>
      <text:p text:style-name="Standard">--------------------</text:p>
      <text:p text:style-name="Standard"/>
      <text:p text:style-name="Standard">--------------------</text:p>
      <text:p text:style-name="Standard">| <text:s text:c="6"/>GPS <text:s text:c="7"/>|</text:p>
      <text:p text:style-name="Standard">--------------------</text:p>
      <text:p text:style-name="Standard">| + calcularRota(origem: string, destino: string): Rota |</text:p>
      <text:p text:style-name="Standard">--------------------</text:p>
      <text:p text:style-name="Standard"/>
      <text:p text:style-name="Standard">--------------------</text:p>
      <text:p text:style-name="Standard">| <text:s text:c="6"/>Rota <text:s text:c="6"/>|</text:p>
      <text:p text:style-name="Standard">--------------------</text:p>
      <text:p text:style-name="Standard">| - origem: string |</text:p>
      <text:p text:style-name="Standard">| - destino: string|</text:p>
      <text:p text:style-name="Standard">| - informacoes: string |</text:p>
      <text:p text:style-name="Standard">| + obterInformacoes(): string |</text:p>
      <text:p text:style-name="Standard">--------------------</text:p>
      <text:p text:style-name="Standard">```</text:p>
      <text:p text:style-name="Standard"/>
      <text:p text:style-name="Standard">Neste diagrama:</text:p>
      <text:p text:style-name="Standard"/>
      <text:p text:style-name="Standard">- A classe `PlataformaWeb` é a classe principal que lida com a funcionalidade de login e direciona os usuários para as funcionalidades apropriadas.</text:p>
      <text:p text:style-name="Standard">- `Usuario` é uma classe base que contém atributos e métodos comuns a todas as entidades de usuário.</text:p>
      <text:p text:style-name="Standard">- `Empresa` é uma subclasse de `Usuario` e tem métodos para gerenciar as lixeiras, incluindo a visualização do dashboard.</text:p>
      <text:p text:style-name="Standard">- `Administrador` é outra subclasse de `Usuario` e tem métodos para gerenciar lixeiras e empresas.</text:p>
      <text:p text:style-name="Standard">- `Lixeira` é uma classe que representa as informações sobre as lixeiras inteligentes, incluindo sensores de volume e peso.</text:p>
      <text:p text:style-name="Standard">- `GPS` é uma classe para cálculo de rotas e informações de localização.</text:p>
      <text:p text:style-name="Standard">- `Rota` é uma classe que contém informações sobre uma rota, que pode ser obtida usando o GPS.</text:p>
      <text:p text:style-name="Standard"/>
      <text:p text:style-name="Standard">Você pode personalizar este diagrama adicionando mais detalhes ou atributos específicos, dependendo dos requisitos específicos da sua plataforma we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8:54:11.181534896</meta:creation-date>
    <dc:date>2023-10-25T09:16:15.933657872</dc:date>
    <meta:editing-duration>PT22M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74" meta:word-count="369" meta:character-count="2633" meta:non-whitespace-character-count="2241"/>
  </office:meta>
</office:document-meta>
</file>